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widows="2" fo:orphans="2" fo:break-before="page"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3" style:parent-style-name="Normal" style:family="paragraph">
      <style:paragraph-properties fo:widows="2" fo:orphans="2" style:vertical-align="auto" fo:margin-top="0.0694in" fo:margin-bottom="0.0694in"/>
      <style:text-properties fo:hyphenate="true"/>
    </style:style>
    <style:style style:name="T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 style:parent-style-name="Normal" style:family="paragraph">
      <style:paragraph-properties fo:widows="2" fo:orphans="2" style:vertical-align="auto" fo:margin-top="0.0694in" fo:margin-bottom="0.0694in"/>
      <style:text-properties fo:hyphenate="true"/>
    </style:style>
    <style:style style:name="T12"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4" style:parent-style-name="Normal" style:family="paragraph">
      <style:paragraph-properties fo:widows="2" fo:orphans="2" style:vertical-align="auto" fo:margin-top="0.0694in" fo:margin-bottom="0.0694in"/>
      <style:text-properties fo:hyphenate="true"/>
    </style:style>
    <style:style style:name="T15"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18" style:parent-style-name="Normal" style:family="paragraph">
      <style:paragraph-properties fo:widows="2" fo:orphans="2" style:vertical-align="auto" fo:margin-top="0.0694in" fo:margin-bottom="0.0694in"/>
      <style:text-properties fo:hyphenate="true"/>
    </style:style>
    <style:style style:name="T1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2"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5" style:parent-style-name="Normal" style:family="paragraph">
      <style:paragraph-properties fo:widows="2" fo:orphans="2" style:vertical-align="auto" fo:margin-top="0.0694in" fo:margin-bottom="0.0694in"/>
      <style:text-properties fo:hyphenate="true"/>
    </style:style>
    <style:style style:name="T2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1" style:parent-style-name="Normal" style:family="paragraph">
      <style:paragraph-properties fo:widows="2" fo:orphans="2" style:vertical-align="auto" fo:margin-top="0.0694in" fo:margin-bottom="0.0694in"/>
      <style:text-properties fo:hyphenate="true"/>
    </style:style>
    <style:style style:name="T32"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3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4" style:parent-style-name="Normal" style:family="paragraph">
      <style:paragraph-properties fo:widows="2" fo:orphans="2" style:vertical-align="auto" fo:margin-top="0.0694in" fo:margin-bottom="0.0694in"/>
      <style:text-properties fo:hyphenate="true"/>
    </style:style>
    <style:style style:name="T35"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3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8"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39" style:parent-style-name="Normal" style:family="paragraph">
      <style:paragraph-properties fo:widows="2" fo:orphans="2" style:vertical-align="auto" fo:margin-top="0.0694in" fo:margin-bottom="0.0694in"/>
      <style:text-properties fo:hyphenate="true"/>
    </style:style>
    <style:style style:name="T4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1"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4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6" style:parent-style-name="Normal" style:family="paragraph">
      <style:paragraph-properties fo:widows="2" fo:orphans="2" style:vertical-align="auto" fo:margin-top="0.0694in" fo:margin-bottom="0.0694in"/>
      <style:text-properties fo:hyphenate="true"/>
    </style:style>
    <style:style style:name="T47"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4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0" style:parent-style-name="Normal" style:family="paragraph">
      <style:paragraph-properties fo:widows="2" fo:orphans="2" style:vertical-align="auto" fo:margin-top="0.0694in" fo:margin-bottom="0.0694in"/>
      <style:text-properties fo:hyphenate="true"/>
    </style:style>
    <style:style style:name="T51"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5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3" style:parent-style-name="Normal" style:family="paragraph">
      <style:paragraph-properties fo:widows="2" fo:orphans="2" style:vertical-align="auto" fo:margin-top="0.0694in" fo:margin-bottom="0.0694in"/>
      <style:text-properties fo:hyphenate="true"/>
    </style:style>
    <style:style style:name="T54"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58" style:parent-style-name="Hyperlink" style:family="text">
      <style:text-properties style:use-window-font-color="true" style:text-underline-type="none"/>
    </style:style>
    <style:style style:name="T59" style:parent-style-name="Hyperlink" style:family="text">
      <style:text-properties style:use-window-font-color="true" style:text-underline-type="none"/>
    </style:style>
    <style:style style:name="T60" style:parent-style-name="Hyperlink" style:family="text">
      <style:text-properties style:use-window-font-color="true" style:text-underline-type="none"/>
    </style:style>
    <style:style style:name="P6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office:automatic-styles>
  <office:body>
    <office:text text:use-soft-page-breaks="true">
      <text:p text:style-name="P1">Chapter 13:-Mail Server (SMTP, POP3, IMAP)</text:p>
      <text:p text:style-name="Standard"/>
      <text:p text:style-name="Standard"/>
      <text:p text:style-name="Standard"/>
      <text:p text:style-name="P2">What is POP3 and which are the default POP3 ports</text:p>
      <text:p text:style-name="P3"><text:span text:style-name="T4">Post Office Protocol version 3 (POP3) is a standard mail protocol used to<text:s/></text:span><text:span text:style-name="T5">receive emails</text:span><text:span text:style-name="T6"><text:s/></text:span><text:span text:style-name="T7">from a remote server to a local email client. POP3 allows you to download email messages on your local computer and read them even when you are offline. Note, that when you use POP3 to connect to your email account, messages are downloaded locally and remo</text:span><text:span text:style-name="T8">ved from the email server. This means that if you access your account from multiple locations, that may not be the best option for you. On the other hand, if you use POP3, your messages are stored on your local computer, which reduces the space your email<text:s/></text:span><text:span text:style-name="T9">account uses on your web server.</text:span></text:p>
      <text:p text:style-name="P10">By default, the POP3 protocol works on two ports:</text:p>
      <text:list text:style-name="LFO1" text:continue-numbering="true">
        <text:list-item>
          <text:p text:style-name="P11"><text:span text:style-name="T12">Port 110</text:span><text:span text:style-name="T13"><text:s/>- this is the default POP3 non-encrypted port</text:span></text:p>
        </text:list-item>
        <text:list-item>
          <text:p text:style-name="P14"><text:span text:style-name="T15">Port 995</text:span><text:span text:style-name="T16"><text:s/>- this is the port you need to use if you want to connect using POP3 securely</text:span></text:p>
        </text:list-item>
      </text:list>
      <text:p text:style-name="P17">What is IMAP and which are the<text:s/>default IMAP ports</text:p>
      <text:p text:style-name="P18"><text:span text:style-name="T19">The Internet Message Access Protocol (IMAP) is a mail protocol used for accessing email on a r</text:span><text:span text:style-name="T20">e</text:span><text:span text:style-name="T21">mote web server from a local client. IMAP and POP3 are the two most commonly used Internet mail protocols for<text:s/></text:span><text:span text:style-name="T22">retrieving emails</text:span><text:span text:style-name="T23">. Both protocol</text:span><text:span text:style-name="T24">s are supported by all modern email clients and web servers.</text:span></text:p>
      <text:p text:style-name="P25"><text:span text:style-name="T26">While the POP3 protocol assumes that your email is being accessed only from one application, IMAP allows simultaneous access by multiple clients. This is why IMAP is more suitable for you if you'</text:span><text:span text:style-name="T27">re going to access your email from different locations or if your messages are managed by mu</text:span><text:span text:style-name="T28">l</text:span><text:span text:style-name="T29">tiple users.</text:span></text:p>
      <text:p text:style-name="P30">By default, the IMAP protocol works on two ports:</text:p>
      <text:list text:style-name="LFO2" text:continue-numbering="true">
        <text:list-item>
          <text:p text:style-name="P31"><text:span text:style-name="T32">Port 143</text:span><text:span text:style-name="T33"><text:s/>- this is the default IMAP non-encrypted port</text:span></text:p>
        </text:list-item>
        <text:list-item>
          <text:p text:style-name="P34"><text:span text:style-name="T35">Port 993</text:span><text:span text:style-name="T36"><text:s/>- this is the port you need to use<text:s/></text:span><text:span text:style-name="T37">if you want to connect using IMAP securely</text:span></text:p>
        </text:list-item>
      </text:list>
      <text:p text:style-name="P38">What is SMTP and which are the default SMTP ports</text:p>
      <text:p text:style-name="P39"><text:span text:style-name="T40">Simple Mail Transfer Protocol (SMTP) is the standard protocol for<text:s/></text:span><text:span text:style-name="T41">sending emails</text:span><text:span text:style-name="T42"><text:s/>across the I</text:span><text:span text:style-name="T43">n</text:span><text:span text:style-name="T44">ternet.</text:span></text:p>
      <text:p text:style-name="P45">By default, the SMTP protocol works on three ports:</text:p>
      <text:list text:style-name="LFO3" text:continue-numbering="true">
        <text:list-item>
          <text:p text:style-name="P46"><text:span text:style-name="T47">Port 25</text:span><text:span text:style-name="T48"><text:s/>-</text:span><text:span text:style-name="T49"><text:s/>this is the default SMTP non-encrypted port</text:span></text:p>
        </text:list-item>
        <text:list-item>
          <text:p text:style-name="P50"><text:span text:style-name="T51">Port 2525</text:span><text:span text:style-name="T52"><text:s/>- this port is opened on all SiteGround servers in case port 25 is filtered (by your ISP for example) and you want to send non-encrypted emails with SMTP</text:span></text:p>
        </text:list-item>
        <text:list-item>
          <text:p text:style-name="P53"><text:span text:style-name="T54">Port 465</text:span><text:span text:style-name="T55"><text:s/>- this is the port used if you want to</text:span><text:span text:style-name="T56"><text:s/>send messages using SMTP securely</text:span></text:p>
        </text:list-item>
      </text:list>
      <text:p text:style-name="P57"/>
      <text:h text:style-name="Heading1" text:outline-level="1">How To Install and Setup Postfix on Ubuntu 14.04<text:s/></text:h>
      <text:p text:style-name="Normal"><text:span text:style-name="tutorial-date-text">Posted</text:span><text:span text:style-name="tutorial-date">April 29, 2014</text:span><text:s/><text:span text:style-name="views-count">629.9k</text:span><text:span text:style-name="sr-only"><text:s/>views</text:span><text:s/><text:a xlink:href="https://www.digitalocean.com/community/tags/email?type=tutorials" office:target-frame-name="_top" xlink:show="replace"><text:span text:style-name="T58">Email</text:span></text:a><text:span text:style-name="meta-section"><text:s/></text:span><text:a xlink:href="https://www.digitalocean.com/community/tags/ubuntu?type=tutorials" office:target-frame-name="_top" xlink:show="replace"><text:span text:style-name="T59">Ubuntu</text:span></text:a><text:span text:style-name="meta-section"><text:s/></text:span></text:p>
      <text:h text:style-name="Heading3" text:outline-level="3">Introduction</text:h>
      <text:p text:style-name="NormalWeb">Postfix is a very popular open source Mail Transfer Agent (MTA) that can be used to route and deliver email on a Linux system. It is estimated that around 25% of public mail servers on the internet<text:s/>run Postfix.</text:p>
      <text:soft-page-break/>
      <text:p text:style-name="NormalWeb">In this guide, we'll teach you how to get up and running quickly with Postfix on an Ubuntu 14.04 server.</text:p>
      <text:h text:style-name="Heading2" text:outline-level="2">Prerequisites</text:h>
      <text:p text:style-name="NormalWeb">In order to follow this guide, you should have a Fully Qualified Domain Name pointed at your Ubuntu 14.04 server. You can find help on<text:s/><text:a xlink:href="https://www.digitalocean.com/community/articles/how-to-set-up-a-host-name-with-digitalocean" office:target-frame-name="_top" xlink:show="replace"><text:span text:style-name="T60">setting up your domain name with DigitalOcean</text:span></text:a><text:s/>by clicking here.</text:p>
      <text:h text:style-name="Heading2" text:outline-level="2">Install the Software</text:h>
      <text:p text:style-name="NormalWeb">The installation process of Postfix on Ubuntu 14.04<text:s/>is easy because the software is in Ubuntu's default package repositories.</text:p>
      <text:p text:style-name="NormalWeb">Since this is our first operation with<text:s/><text:span text:style-name="HTMLCode">apt</text:span><text:s/>in this session, we're going to update our local package index and then install the Postfix package:</text:p>
      <text:p text:style-name="HTMLPreformatted"><text:span text:style-name="HTMLCode">sudo apt-get update</text:span></text:p>
      <text:p text:style-name="HTMLPreformatted"><text:span text:style-name="HTMLCode">sudo apt-get inst</text:span><text:span text:style-name="HTMLCode">all postfix</text:span></text:p>
      <text:p text:style-name="NormalWeb">You will be asked what type of mail configuration you want to have for your server. For our purposes, we're going to choose "Internet Site" because the description is the best match for our server.</text:p>
      <text:p text:style-name="NormalWeb">Next, you will be asked for the Fully Qualified Domain Name (FQDN) for your server. This is your full domain name (like<text:s/><text:span text:style-name="HTMLCode">example.com</text:span>). Technically, a FQDN is required to end with a dot, but Postfix does not need this. So we can just enter it like:</text:p>
      <text:p text:style-name="HTMLPreformatted"><text:span text:style-name="HTMLCode">example.com</text:span></text:p>
      <text:p text:style-name="NormalWeb">The software will now be configured using the settings you provided. This takes care of the installation, but we still have to configure other items that we were not prompted for during installation.</text:p>
      <text:h text:style-name="Heading2" text:outline-level="2">Configure Postfix</text:h>
      <text:p text:style-name="NormalWeb">We are going to need to change some basic settings in the main Postfix configuration file.</text:p>
      <text:p text:style-name="NormalWeb">Begin by opening this file with root privileges in your text editor:</text:p>
      <text:p text:style-name="HTMLPreformatted"><text:span text:style-name="HTMLCode">sudo nano /etc/postfix/main.cf</text:span></text:p>
      <text:p text:style-name="NormalWeb">First, we need to find the<text:s/><text:span text:style-name="HTMLCode">myhostname</text:span><text:s/>parameter. During the configuration, the FQDN we selected was added to the<text:s/><text:span text:style-name="HTMLCode">mydestination</text:span><text:s/>parameter, but<text:s/><text:span text:style-name="HTMLCode">myho</text:span><text:span text:style-name="HTMLCode">stname</text:span><text:s/>remained set to<text:s/><text:span text:style-name="HTMLCode">localhost</text:span>. We want to point this to our FQDN too:</text:p>
      <text:p text:style-name="HTMLPreformatted">myhostname =<text:s/><text:span text:style-name="highlight">example.com</text:span></text:p>
      <text:p text:style-name="NormalWeb">If you would like to configuring mail to be forwarded to other domains or wish to deliver to addresses that don't map 1-to-1 with system accounts, we can<text:s/>remove the<text:s/><text:span text:style-name="HTMLCode">alias_maps</text:span><text:s/>parameter and replace it with<text:s/><text:span text:style-name="HTMLCode">virtual_alias_maps</text:span>. We would then need to change the location of the hash to<text:s/><text:span text:style-name="HTMLCode">/etc/postfix/virtual</text:span>:</text:p>
      <text:p text:style-name="HTMLPreformatted"><text:span text:style-name="HTMLCode">virtual_alias_maps = hash:/etc/postfix/virtual</text:span></text:p>
      <text:p text:style-name="NormalWeb">As we said above, the<text:s/><text:span text:style-name="HTMLCode">mydestination</text:span><text:s/>parameter has been modified with the FQDN you entered during installation. This parameter holds any domains that this installation of Postfix is going to be responsible for. It is configured for the FQDN and the localhost.</text:p>
      <text:p text:style-name="NormalWeb">One important parameter to mention is the<text:s/><text:span text:style-name="HTMLCode">mynetworks</text:span><text:s/>parameter. This defines the computers that are able to use this mail server. It should be set to local only (<text:span text:style-name="HTMLCode">127.0.0.0/8</text:span><text:s/>and the other representations). Modifying this to allow other hosts to use this is a huge vulnerability that can lead to extreme cases of<text:s/>spam.</text:p>
      <text:p text:style-name="NormalWeb">To be clear, the line should be set like this. This should be set automatically, but double check the value in your file:</text:p>
      <text:p text:style-name="HTMLPreformatted">mynetworks =<text:s/><text:span text:style-name="highlight">127.0.0.0/8 [::ffff:127.0.0.0]/104 [::1]/128</text:span></text:p>
      <text:soft-page-break/>
      <text:h text:style-name="Heading2" text:outline-level="2">Configure Additional Email Addresses</text:h>
      <text:p text:style-name="NormalWeb">We can configure additional email addresses by creating aliases. These aliases can be used to deliver mail to other user accounts on the system.</text:p>
      <text:p text:style-name="NormalWeb">If you wish to utilize this functionality, make sure that you configured the<text:s/><text:span text:style-name="HTMLCode">virtual_alias_maps</text:span><text:s/>directive like we demonstrated above. We will use this file to configure our address mappings. Create the file by typing:</text:p>
      <text:p text:style-name="HTMLPreformatted"><text:span text:style-name="HTMLCode">sudo nano /etc/postfix/virtual</text:span></text:p>
      <text:p text:style-name="NormalWeb">In this file, you can specify emails that you wish to create on the left-hand side, and username to deliver the mail to on the right-hand side, like<text:s/>this:</text:p>
      <text:p text:style-name="HTMLPreformatted"><text:span text:style-name="highlight">blah@example.com username1</text:span></text:p>
      <text:p text:style-name="NormalWeb">For our installation, we're going to create a few email addresses and route them to some user accounts. We can also set up certain addresses to forward to multiple accounts by using a comma-separated list:</text:p>
      <text:p text:style-name="HTMLPreformatted"><text:span text:style-name="HTMLCode">blah@example.com<text:s/></text:span><text:span text:style-name="HTMLCode"><text:s text:c="7"/>demouser</text:span></text:p>
      <text:p text:style-name="HTMLPreformatted"><text:span text:style-name="HTMLCode">dinosaurs@example.com <text:s text:c="2"/>demouser</text:span></text:p>
      <text:p text:style-name="HTMLPreformatted"><text:span text:style-name="HTMLCode">roar@example.com <text:s text:c="7"/>root</text:span></text:p>
      <text:p text:style-name="HTMLPreformatted"><text:span text:style-name="HTMLCode">contact@example.com <text:s text:c="4"/>demouser,root</text:span></text:p>
      <text:p text:style-name="NormalWeb">Save and close the file when you are finished.</text:p>
      <text:p text:style-name="NormalWeb">Now, we can implement our mapping by calling this command:</text:p>
      <text:p text:style-name="HTMLPreformatted"><text:span text:style-name="HTMLCode">sudo postmap /etc/postfix/virtual</text:span></text:p>
      <text:p text:style-name="NormalWeb">Now, we can reload our service to read our changes:</text:p>
      <text:p text:style-name="HTMLPreformatted"><text:span text:style-name="HTMLCode">sudo service postfix restart</text:span></text:p>
      <text:h text:style-name="Heading2" text:outline-level="2">Test your Configuration</text:h>
      <text:p text:style-name="NormalWeb">You can test that your server can receive and route mail correctly by sending mail from your regular email address to one of your user accounts on the<text:s/>server or one of the aliases you set up.</text:p>
      <text:p text:style-name="NormalWeb">Once you send an email to:</text:p>
      <text:p text:style-name="HTMLPreformatted"><text:span text:style-name="highlight">demouser</text:span>@<text:span text:style-name="highlight">your_server_domain.com</text:span></text:p>
      <text:p text:style-name="NormalWeb">You should get mail delivered to a file that matches the delivery username in<text:s/><text:span text:style-name="HTMLCode">/var/mail</text:span>. For instance, we could read this message by looking at this file:</text:p>
      <text:p text:style-name="HTMLPreformatted"><text:span text:style-name="HTMLCode">n</text:span><text:span text:style-name="HTMLCode">ano /var/mail/demouser</text:span></text:p>
      <text:p text:style-name="NormalWeb">This will contain all of the email messages, including the headers, in one big file. If you want to consume your email in a more friendly way, you might want to install a few helper programs:</text:p>
      <text:p text:style-name="HTMLPreformatted"><text:span text:style-name="HTMLCode">sudo apt-get install mailutils</text:span></text:p>
      <text:p text:style-name="NormalWeb">This will<text:s/>give you access to the<text:s/><text:span text:style-name="HTMLCode">mail</text:span><text:s/>program that you can use to check your inbox:</text:p>
      <text:p text:style-name="HTMLPreformatted"><text:span text:style-name="HTMLCode">mail</text:span></text:p>
      <text:p text:style-name="NormalWeb">This will give you an interface to interact with your mail.</text:p>
      <text:p text:style-name="P61"/>
      <text:p text:style-name="P62"/>
      <text:h text:style-name="Heading1" text:outline-level="1">Updated, step by step, email server (pop, imap) for ubuntu</text:h>
      <text:p text:style-name="Normal"><text:span text:style-name="meta-value">September 16, 2014</text:span><text:span text:style-name="meta-section"><text:s/></text:span><text:span text:style-name="views-count">5.9k</text:span><text:span text:style-name="sr-only"><text:s/>views</text:span><text:s/></text:p>
      <text:p text:style-name="NormalWeb">All the tutorials are more or less outdated.</text:p>
      <text:p text:style-name="NormalWeb">As DNS config, email should be easy config, this is the only problem I found in this service.</text:p>
      <text:soft-page-break/>
      <text:p text:style-name="NormalWeb">step by step should include (in this order):<text:line-break/>1) DNS registries. Include multidomain<text:s/><text:line-break/>2) do we need to add users to the machine? If so, how to<text:s/>add them and the setup for folder/email permissions<text:line-break/>3) required programs needed in order to set POP/IMAP (postfix, SSL...)<text:s/><text:line-break/>4) Test with email clients (settings ports, ssl) as thunderbird, outlook or gmail.<text:line-break/>5) optional: webemailserver setup, in php and sendmail php function.</text:p>
      <text:p text:style-name="NormalWeb">Maybe 1 click install of the LAMP with a kind of CPANEL for that should be perfect, cause is not user friendly at all.</text:p>
      <text:p text:style-name="P6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default-outline-level="3">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ez-toc-section" style:display-name="ez-toc-section"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meta-section" style:display-name="meta-section" style:family="text" style:parent-style-name="DefaultParagraphFont"/>
    <style:style style:name="tutorial-date-text" style:display-name="tutorial-date-text" style:family="text" style:parent-style-name="DefaultParagraphFont"/>
    <style:style style:name="tutorial-date" style:display-name="tutorial-date" style:family="text" style:parent-style-name="DefaultParagraphFont"/>
    <style:style style:name="views-count" style:display-name="views-count" style:family="text" style:parent-style-name="DefaultParagraphFont"/>
    <style:style style:name="sr-only" style:display-name="sr-only"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highlight" style:display-name="highlight" style:family="text" style:parent-style-name="DefaultParagraphFont"/>
    <style:style style:name="meta-value" style:display-name="meta-valu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levitha</dc:creator>
    <meta:creation-date>2009-04-16T11:32:00Z</meta:creation-date>
    <dc:date>2017-12-12T10:38:00Z</dc:date>
    <meta:template xlink:href="Normal" xlink:type="simple"/>
    <meta:editing-cycles>5</meta:editing-cycles>
    <meta:editing-duration>PT240S</meta:editing-duration>
    <meta:user-defined meta:name="Info 1"/>
    <meta:user-defined meta:name="Info 2"/>
    <meta:user-defined meta:name="Info 3"/>
    <meta:user-defined meta:name="Info 4"/>
    <meta:document-statistic meta:page-count="4" meta:paragraph-count="16" meta:word-count="1270" meta:character-count="8494" meta:row-count="60" meta:non-whitespace-character-count="7240"/>
  </office:meta>
</office:document-meta>
</file>